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4pt" style:font-size-asian="14pt" style:font-size-complex="14pt"/>
    </style:style>
    <style:style style:name="P3" style:family="paragraph" style:parent-style-name="Text_20_body">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paragraph-properties fo:margin-top="0cm" fo:margin-bottom="0.042cm"/>
      <style:text-properties style:font-name="Ari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xime Herquet, Victor Ramos,<text:tab/><text:tab/><text:tab/><text:tab/><text:tab/><text:tab/>29 / 04 / 2022</text:p>
      <text:p text:style-name="P1">TSUP’1 CRUD en PHP</text:p>
      <text:p text:style-name="P3">Documentation Evaluation TC5</text:p>
      <text:p text:style-name="P4">Que signifie CRUD :</text:p>
      <text:p text:style-name="P5"/>
      <text:p text:style-name="P5">Cet acronyme permet de désigner 5 méthodes, ses dernières peuvent être utilisées en langage PHP mais aussi dans d’autres langages de programmation, afin de pouvoir manipuler les données stockées dans une base de données. Ces méthodes peuvent être utilisées par l’utilisateur en fonction de ses besoins mais aussi par le développeur afin de vérifier le bon fonctionnement de son programme.</text:p>
      <text:p text:style-name="P5"/>
      <text:p text:style-name="P5">Les lettres CRUD désignent chacune des 4 méthodes auquel l’acronyme correspond, dans l’ordre :</text:p>
      <text:p text:style-name="P5"/>
      <text:p text:style-name="P5">_<text:span text:style-name="T1">Create :</text:span> Qui permet dans une base de données d’ajouter de nouvelles informations qui seront envoyés dans les tables correspondantes dans notre base de données.</text:p>
      <text:p text:style-name="P5"/>
      <text:p text:style-name="P5">_<text:span text:style-name="T1">Retrieve :</text:span> Qui permet de récupérer une information en particulier dans notre base de données.</text:p>
      <text:p text:style-name="P5"/>
      <text:p text:style-name="P5">_<text:span text:style-name="T1">Up Date :</text:span> Qui permet de mettre à jour les informations présent dans une table dans une base de données.</text:p>
      <text:p text:style-name="P5"/>
      <text:p text:style-name="P5">_<text:span text:style-name="T1">Delete :</text:span> Qui permet de supprimer des informations se trouvant dans une table dans notre base de données.</text:p>
      <text:p text:style-name="P5"/>
      <text:p text:style-name="P5">_<text:span text:style-name="T1">FindAll : </text:span>Qui permet de récupérer, si besoin toutes les informations se trouvant dans une base de données.</text:p>
      <text:p text:style-name="P5"/>
      <text:p text:style-name="P5">Chaque méthode à besoin pour fonctionner correctement d’intégrer du langage SQL (puisque les manipulations se font avec une base de données). Pour illustrer ces explications voici du code qui montre chaque méthode susmentionnée :</text:p>
      <text:p text:style-name="P5"/>
      <text:p text:style-name="P5">Comme nous avons pu le voir dans les exemples, il est important d’apporter au CRUD un complément dans le programme pour l’améliorer, en effet puisqu’une connexion et manipulation d’une base de données sont faites grâce à ce programme, il est important de bien la sécuriser, en effet si le programme n’est pas complètement sécurisé il sera possible pour l’utilisateur mal intentionné de réaliser une injection SQL ce qui pourrait alors compromettre les informations se trouvant dans notre base de données.</text:p>
      <text:p text:style-name="P5"/>
      <text:p text:style-name="P5">Afin d’éviter cela, on fait appelle aux requêtes préparer, c’est-à-dire qu’on va faire en sorte de créer un élément dans le programme que l’on peut comparer à un bout de script dans <text:soft-page-break/>le code, que l’on compile dans une seule variable afin d’optimiser du temps de chargement pour le programme, puisqu’une fois la requête achever, on peut la réutiliser dans le programme sans avoir à refaire une nouvelle une analyse des paramètres se trouvant dans la requête compilé, mais il est aussi important de noter que les requêtes préparer, puisqu’elles n’ont pas besoin de guillemet pour être interpréter par le programme, permettent de protéger celui-ci des injections SQL comme mentionner ci-avant.</text:p>
      <text:p text:style-name="P5"/>
      <text:p text:style-name="P5">Pour préparer une requête on utilise 2 mots-clés importants : prepare et bindParam.</text:p>
      <text:p text:style-name="P5"/>
      <text:p text:style-name="P5">Cependant, afin d'apporter une sécurité supplémentaire dans le programme, et afin de vérifier que les valeurs entrées par l'utilisateur sont les mêmes que celles attendues, on fait appel au RegEX.</text:p>
      <text:p text:style-name="P5"/>
      <text:p text:style-name="P5">RegEX est un terme signifiant RegularEXpression, dans un programme il permet de traiter une ou plusieurs chaînes de caractères, il est par exemple possible de se servir des RegEX pour vérifier le champ d'un formulaire, pour que l'information soumît par l'utilisateur soit conforme à ce que doit contenir la base de données, mais il possède de nombreuses autres utilisations.</text:p>
      <text:p text:style-name="P5"/>
      <text:p text:style-name="P5">Cependant les RegEX ne sont pas utilisés qu'en développement et sont utilisés dans de nombreux domaines proches de l'informatique au sens large du terme. Cette flexibilité permet de les utiliser afin de concevoir des architectures de manière sécurisée.</text:p>
      <text:p text:style-name="P5"/>
      <text:p text:style-name="P5">La doc à été réaliser afin de vérifier que les notions vu durant ce travail ont bien été acquises et pour consolider les connaissances déjà vu en classe, principalement pour Victor.</text:p>
      <text:p text:style-name="P5"/>
      <text:p text:style-name="P5">Sources :</text:p>
      <text:p text:style-name="P5"><text:a xlink:type="simple" xlink:href="https://www.php.net/" text:style-name="Internet_20_link" text:visited-style-name="Visited_20_Internet_20_Link">PHP. net</text:a></text:p>
      <text:p text:style-name="P5"><text:a xlink:type="simple" xlink:href="https://www.ionos.com/digitalguide/" text:style-name="Internet_20_link" text:visited-style-name="Visited_20_Internet_20_Link">Digital Guide Ionos</text:a></text:p>
      <text:p text:style-name="P5"/>
      <text:p text:style-name="P1"/>
      <text:p text:style-name="P1"/>
      <text:p text:style-name="P1"/>
      <text:p text:style-name="P1"/>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9T14:44:49.324000000</meta:creation-date>
    <dc:date>2022-05-06T10:00:37.55</dc:date>
    <meta:editing-duration>P1DT8H16M25S</meta:editing-duration>
    <meta:editing-cycles>9</meta:editing-cycles>
    <meta:generator>OpenOffice/4.1.10$Win32 OpenOffice.org_project/4110m2$Build-9807</meta:generator>
    <dc:creator>dieu boop</dc:creator>
    <meta:document-statistic meta:table-count="0" meta:image-count="0" meta:object-count="0" meta:page-count="2" meta:paragraph-count="23" meta:word-count="593" meta:character-count="3711"/>
  </office:meta>
</office:document-meta>
</file>